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Properties.storeToXML( OutputStream out , String comments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ortedProperties( boolean omit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tore( OutputStream out , String com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rtedProperties.SortedProperties( Properties properties , boolean omit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Propertie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.storeToXML( OutputStream out , String com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tore( Writer writer , String com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